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text-properties officeooo:paragraph-rsid="0004004d"/>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Arial" fo:font-size="36pt" fo:font-weight="bold" style:font-size-asian="36pt" style:font-weight-asian="bold" style:font-size-complex="36pt" style:font-weight-complex="bold"/>
    </style:style>
    <style:style style:name="P4" style:family="paragraph">
      <loext:graphic-properties draw:fill="none" draw:fill-color="#ffffff"/>
      <style:paragraph-properties fo:text-align="center"/>
      <style:text-properties style:font-name="Arial" style:text-underline-style="solid" style:text-underline-width="auto" style:text-underline-color="font-color" fo:font-weight="bold" style:font-weight-asian="bold" style:font-weight-complex="bold"/>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text-properties officeooo:paragraph-rsid="0004004d"/>
    </style:style>
    <style:style style:name="P10" style:family="paragraph" style:parent-style-name="Heading_20_1">
      <style:paragraph-properties fo:text-align="center" style:justify-single-word="false" fo:break-before="page"/>
      <style:text-properties officeooo:rsid="000c4d71" officeooo:paragraph-rsid="000c4d71"/>
    </style:style>
    <style:style style:name="P11" style:family="paragraph" style:parent-style-name="Heading_20_2">
      <style:text-properties officeooo:rsid="0006ca73" officeooo:paragraph-rsid="0006ca73"/>
    </style:style>
    <style:style style:name="P12" style:family="paragraph" style:parent-style-name="Heading_20_3" style:list-style-name="L1">
      <style:text-properties officeooo:rsid="0006ca73" officeooo:paragraph-rsid="0006ca73"/>
    </style:style>
    <style:style style:name="P13" style:family="paragraph" style:parent-style-name="Text_20_body">
      <style:text-properties officeooo:paragraph-rsid="0006ca73"/>
    </style:style>
    <style:style style:name="P14" style:family="paragraph" style:parent-style-name="Heading_20_3" style:list-style-name="L1">
      <style:paragraph-properties fo:keep-with-next="always"/>
      <style:text-properties style:font-name="Liberation Sans" officeooo:rsid="0006ca73" officeooo:paragraph-rsid="0006ca73" style:font-name-asian="Microsoft YaHei" style:font-name-complex="Lucida Sans"/>
    </style:style>
    <style:style style:name="P15" style:family="paragraph" style:parent-style-name="Text_20_body">
      <style:text-properties officeooo:rsid="0008b76d"/>
    </style:style>
    <style:style style:name="P16" style:family="paragraph" style:parent-style-name="Text_20_body" style:list-style-name="L2"/>
    <style:style style:name="P17" style:family="paragraph" style:parent-style-name="Text_20_body" style:list-style-name="L3"/>
    <style:style style:name="P18" style:family="paragraph" style:parent-style-name="Heading_20_2">
      <style:text-properties officeooo:rsid="0008b76d" officeooo:paragraph-rsid="0008b76d"/>
    </style:style>
    <style:style style:name="P19" style:family="paragraph" style:parent-style-name="Text_20_body" style:list-style-name="L4">
      <style:text-properties officeooo:paragraph-rsid="000cf5bc"/>
    </style:style>
    <style:style style:name="P20" style:family="paragraph" style:parent-style-name="Heading_20_2">
      <style:text-properties officeooo:rsid="0009ed97" officeooo:paragraph-rsid="0009ed97"/>
    </style:style>
    <style:style style:name="P21" style:family="paragraph" style:parent-style-name="Text_20_body">
      <style:text-properties officeooo:paragraph-rsid="0009ed97"/>
    </style:style>
    <style:style style:name="P22" style:family="paragraph" style:parent-style-name="Text_20_body">
      <style:text-properties officeooo:rsid="0009ed97" officeooo:paragraph-rsid="0009ed97"/>
    </style:style>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text-properties style:font-name="Liberation Sans" officeooo:rsid="0006ca73" officeooo:paragraph-rsid="0006ca73" style:font-name-asian="Microsoft YaHei" style:font-name-complex="Lucida Sans"/>
    </style:style>
    <style:style style:name="P26" style:family="paragraph" style:parent-style-name="Text_20_body" style:list-style-name="L7"/>
    <style:style style:name="P27" style:family="paragraph" style:parent-style-name="Heading_20_1">
      <style:paragraph-properties fo:text-align="center" style:justify-single-word="false" fo:break-before="page"/>
      <style:text-properties officeooo:rsid="000f9373" officeooo:paragraph-rsid="000f9373"/>
    </style:style>
    <style:style style:name="P28" style:family="paragraph" style:parent-style-name="Heading_20_2">
      <style:text-properties officeooo:rsid="000f9373" officeooo:paragraph-rsid="000f9373"/>
    </style:style>
    <style:style style:name="P29" style:family="paragraph" style:parent-style-name="Heading_20_2">
      <style:text-properties officeooo:rsid="000f94e4" officeooo:paragraph-rsid="000f94e4"/>
    </style:style>
    <style:style style:name="P30" style:family="paragraph" style:parent-style-name="Text_20_body">
      <style:text-properties officeooo:paragraph-rsid="000f94e4"/>
    </style:style>
    <style:style style:name="P31" style:family="paragraph" style:parent-style-name="Heading_20_2">
      <style:paragraph-properties fo:break-before="page"/>
      <style:text-properties officeooo:rsid="000f94e4" officeooo:paragraph-rsid="000f94e4"/>
    </style:style>
    <style:style style:name="P32" style:family="paragraph" style:parent-style-name="Heading_20_2">
      <style:text-properties officeooo:rsid="00111ba0" officeooo:paragraph-rsid="00111ba0"/>
    </style:style>
    <style:style style:name="P33" style:family="paragraph" style:parent-style-name="Text_20_body">
      <style:text-properties officeooo:paragraph-rsid="00111ba0"/>
    </style:style>
    <style:style style:name="P34" style:family="paragraph" style:parent-style-name="Heading_20_2">
      <style:paragraph-properties fo:break-before="page"/>
      <style:text-properties officeooo:rsid="00111ba0" officeooo:paragraph-rsid="00111ba0"/>
    </style:style>
    <style:style style:name="P35" style:family="paragraph" style:parent-style-name="Heading_20_2">
      <style:text-properties officeooo:rsid="00127a77" officeooo:paragraph-rsid="00127a77"/>
    </style:style>
    <style:style style:name="P36" style:family="paragraph" style:parent-style-name="Text_20_body">
      <style:text-properties officeooo:paragraph-rsid="00127a77"/>
    </style:style>
    <style:style style:name="T1" style:family="text">
      <style:text-properties style:font-name="Arial" fo:font-size="36pt" fo:font-weight="bold" style:font-size-asian="36pt" style:font-weight-asian="bold" style:font-size-complex="36pt" style:font-weight-complex="bold"/>
    </style:style>
    <style:style style:name="T2" style:family="text">
      <style:text-properties style:font-name="Arial" style:text-underline-style="solid" style:text-underline-width="auto" style:text-underline-color="font-color" fo:font-weight="bold" style:font-weight-asian="bold" style:font-weight-complex="bold"/>
    </style:style>
    <style:style style:name="T3" style:family="text">
      <style:text-properties style:font-name="Liberation Sans" officeooo:rsid="0006ca73" style:font-name-asian="Microsoft YaHei" style:font-name-complex="Lucida Sans"/>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5.851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29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Marco de texto 1" draw:style-name="gr1" draw:text-style-name="P3" svg:width="11.805cm" svg:height="5.852cm" svg:x="2.598cm" svg:y="6.449cm"><draw:text-box><text:p text:style-name="P2"><text:span text:style-name="T1">PROYECTO INTERMODULAR – Lucsea – Apache Cloud Stack</text:span></text:p></draw:text-box></draw:frame><draw:frame text:anchor-type="paragraph" draw:z-index="1" draw:name="Marco de texto 2" draw:style-name="gr2" draw:text-style-name="P4" svg:width="8.63cm" svg:height="0.53cm" svg:x="4.186cm" svg:y="12.942cm"><draw:text-box><text:p text:style-name="P2"><text:span text:style-name="T2">Javier González Fortes</text:span></text:p></draw:text-box></draw:frame></text:p>
      <text:table-of-content text:style-name="Sect1" text:protected="true" text:name="Sumario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5">CONTENIDO</text:p>
          </text:index-title>
          <text:p text:style-name="P6"><text:a xlink:type="simple" xlink:href="#__RefHeading___Toc107_2333752174" text:style-name="Index_20_Link" text:visited-style-name="Index_20_Link">ESTUDIO DE LA EMPRESA<text:tab/>3</text:a></text:p>
          <text:p text:style-name="P7"><text:a xlink:type="simple" xlink:href="#__RefHeading___Toc87_2883727971" text:style-name="Index_20_Link" text:visited-style-name="Index_20_Link">1. Información General.<text:tab/>3</text:a></text:p>
          <text:p text:style-name="P8"><text:a xlink:type="simple" xlink:href="#__RefHeading___Toc89_2883727971" text:style-name="Index_20_Link" text:visited-style-name="Index_20_Link">Nombre de la Empresa<text:tab/>3</text:a></text:p>
          <text:p text:style-name="P8"><text:a xlink:type="simple" xlink:href="#__RefHeading___Toc91_2883727971" text:style-name="Index_20_Link" text:visited-style-name="Index_20_Link">Qué productor o servicios ofrece<text:tab/>3</text:a></text:p>
          <text:p text:style-name="P8"><text:a xlink:type="simple" xlink:href="#__RefHeading___Toc93_2883727971" text:style-name="Index_20_Link" text:visited-style-name="Index_20_Link">Cuántas personas trabajan allí<text:tab/>3</text:a></text:p>
          <text:p text:style-name="P8"><text:a xlink:type="simple" xlink:href="#__RefHeading___Toc95_2883727971" text:style-name="Index_20_Link" text:visited-style-name="Index_20_Link">A quién van dirigido sus productos o servicios (clientes)<text:tab/>3</text:a></text:p>
          <text:p text:style-name="P7"><text:a xlink:type="simple" xlink:href="#__RefHeading___Toc97_2883727971" text:style-name="Index_20_Link" text:visited-style-name="Index_20_Link">2. Organización Interna.<text:tab/>4</text:a></text:p>
          <text:p text:style-name="P8"><text:a xlink:type="simple" xlink:href="#__RefHeading___Toc99_2883727971" text:style-name="Index_20_Link" text:visited-style-name="Index_20_Link">¿Cuantos departamentos tiene?<text:tab/>4</text:a></text:p>
          <text:p text:style-name="P8"><text:a xlink:type="simple" xlink:href="#__RefHeading___Toc101_2883727971" text:style-name="Index_20_Link" text:visited-style-name="Index_20_Link">¿Qué hace cada departamento?<text:tab/>4</text:a></text:p>
          <text:p text:style-name="P8"><text:a xlink:type="simple" xlink:href="#__RefHeading___Toc103_2883727971" text:style-name="Index_20_Link" text:visited-style-name="Index_20_Link">¿Quién toma las decisiones?<text:tab/>5</text:a></text:p>
          <text:p text:style-name="P7"><text:a xlink:type="simple" xlink:href="#__RefHeading___Toc105_2883727971" text:style-name="Index_20_Link" text:visited-style-name="Index_20_Link">3. Trabajo de las personas.<text:tab/>5</text:a></text:p>
          <text:p text:style-name="P8"><text:a xlink:type="simple" xlink:href="#__RefHeading___Toc107_2883727971" text:style-name="Index_20_Link" text:visited-style-name="Index_20_Link">¿Qué tareas hacen los empleados cada día?<text:tab/>5</text:a></text:p>
          <text:p text:style-name="P8"><text:a xlink:type="simple" xlink:href="#__RefHeading___Toc109_2883727971" text:style-name="Index_20_Link" text:visited-style-name="Index_20_Link">¿Cómo se comunican?<text:tab/>5</text:a></text:p>
          <text:p text:style-name="P8"><text:a xlink:type="simple" xlink:href="#__RefHeading___Toc111_2883727971" text:style-name="Index_20_Link" text:visited-style-name="Index_20_Link">¿Qué herramientas o programas usan?<text:tab/>5</text:a></text:p>
          <text:p text:style-name="P7"><text:a xlink:type="simple" xlink:href="#__RefHeading___Toc113_2883727971" text:style-name="Index_20_Link" text:visited-style-name="Index_20_Link">4. Mejora y Sostenibilidad.<text:tab/>5</text:a></text:p>
          <text:p text:style-name="P8"><text:a xlink:type="simple" xlink:href="#__RefHeading___Toc115_2883727971" text:style-name="Index_20_Link" text:visited-style-name="Index_20_Link">¿La empresa hace algo por el medio ambiente?<text:tab/>5</text:a></text:p>
          <text:p text:style-name="P8"><text:a xlink:type="simple" xlink:href="#__RefHeading___Toc117_2883727971" text:style-name="Index_20_Link" text:visited-style-name="Index_20_Link">¿Qué cosas podrían mejorar?<text:tab/>6</text:a></text:p>
          <text:p text:style-name="P6"><text:a xlink:type="simple" xlink:href="#__RefHeading___Toc985_303146166" text:style-name="Index_20_Link" text:visited-style-name="Index_20_Link">ANTEPROYECTO<text:tab/>7</text:a></text:p>
          <text:p text:style-name="P7"><text:a xlink:type="simple" xlink:href="#__RefHeading___Toc987_303146166" text:style-name="Index_20_Link" text:visited-style-name="Index_20_Link">1. Propuesta de Proyecto.<text:tab/>7</text:a></text:p>
          <text:p text:style-name="P7"><text:a xlink:type="simple" xlink:href="#__RefHeading___Toc989_303146166" text:style-name="Index_20_Link" text:visited-style-name="Index_20_Link">2. Objetivos.<text:tab/>7</text:a></text:p>
          <text:p text:style-name="P7"><text:a xlink:type="simple" xlink:href="#__RefHeading___Toc991_303146166" text:style-name="Index_20_Link" text:visited-style-name="Index_20_Link">3. Análisis de lo existente.<text:tab/>8</text:a></text:p>
          <text:p text:style-name="P7"><text:a xlink:type="simple" xlink:href="#__RefHeading___Toc993_303146166" text:style-name="Index_20_Link" text:visited-style-name="Index_20_Link">4. Análisis del sistema.<text:tab/>8</text:a></text:p>
          <text:p text:style-name="P7"><text:a xlink:type="simple" xlink:href="#__RefHeading___Toc995_303146166" text:style-name="Index_20_Link" text:visited-style-name="Index_20_Link">5. Diseño del sistema.<text:tab/>8</text:a></text:p>
          <text:p text:style-name="P7"><text:a xlink:type="simple" xlink:href="#__RefHeading___Toc997_303146166" text:style-name="Index_20_Link" text:visited-style-name="Index_20_Link">6. Estimación de costes.<text:tab/>9</text:a></text:p>
          <text:p text:style-name="P7"><text:a xlink:type="simple" xlink:href="#__RefHeading___Toc999_303146166" text:style-name="Index_20_Link" text:visited-style-name="Index_20_Link">7. Contenidos transversales.<text:tab/>9</text:a></text:p>
        </text:index-body>
      </text:table-of-content>
      <text:p text:style-name="P9"/>
      <text:p text:style-name="P9"/>
      <text:list xml:id="list3671311377" text:style-name="Outline">
        <text:list-header>
          <text:h text:style-name="P10" text:outline-level="1" text:is-list-header="true"><text:bookmark-start text:name="__RefHeading___Toc107_2333752174"/>ESTUDIO DE LA EMPRESA<text:bookmark-end text:name="__RefHeading___Toc107_2333752174"/></text:h>
          <text:list>
            <text:list-header>
              <text:h text:style-name="P11" text:outline-level="2" text:is-list-header="true"><text:bookmark-start text:name="__RefHeading___Toc87_2883727971"/>1. Información General.<text:bookmark-end text:name="__RefHeading___Toc87_2883727971"/></text:h>
            </text:list-header>
          </text:list>
        </text:list-header>
      </text:list>
      <text:list text:style-name="L1">
        <text:list-item>
          <text:list>
            <text:list-item>
              <text:list>
                <text:list-item>
                  <text:h text:style-name="P12" text:outline-level="3"><text:bookmark-start text:name="__RefHeading___Toc89_2883727971"/>Nombre de la Empresa<text:bookmark-end text:name="__RefHeading___Toc89_2883727971"/></text:h>
                </text:list-item>
              </text:list>
            </text:list-item>
          </text:list>
        </text:list-item>
      </text:list>
      <text:p text:style-name="P13">La empresa objeto de estudio para el desarrollo del Proyecto Intermodular es <text:span text:style-name="Strong_20_Emphasis">Lucsea</text:span>, un negocio dedicado a la venta de productos tecnológicos y a la prestación de servicios informáticos y técnicos, ubicado en Punta Umbría (Huelva).</text:p>
      <text:list xml:id="list140254102969120" text:continue-numbering="true" text:style-name="L1">
        <text:list-item>
          <text:list>
            <text:list-item>
              <text:list>
                <text:list-item>
                  <text:h text:style-name="P14" text:outline-level="3"><text:bookmark text:name="yui_3_18_1_1_1768894623251_80"/><text:bookmark-start text:name="__RefHeading___Toc91_2883727971"/>Qué productor o servicios ofrece<text:bookmark-end text:name="__RefHeading___Toc91_2883727971"/></text:h>
                </text:list-item>
              </text:list>
            </text:list-item>
          </text:list>
        </text:list-item>
      </text:list>
      <text:p text:style-name="P15">Lucsea ofrece una combinación de <text:span text:style-name="Strong_20_Emphasis">venta de productos tecnológicos</text:span> y <text:span text:style-name="Strong_20_Emphasis">servicios técnicos</text:span>, orientados tanto a clientes particulares como a pequeños negocios. Entre sus principales servicios se encuentran:</text:p>
      <text:list text:style-name="L2">
        <text:list-item>
          <text:p text:style-name="P16">Venta de productos y accesorios tecnológicos (informática, telefonía y electrónica).</text:p>
        </text:list-item>
        <text:list-item>
          <text:p text:style-name="P16">Servicio técnico de reparación de ordenadores, dispositivos móviles y otros equipos electrónicos.</text:p>
        </text:list-item>
        <text:list-item>
          <text:p text:style-name="P16">Soporte técnico a usuarios.</text:p>
        </text:list-item>
        <text:list-item>
          <text:p text:style-name="P16">Instalación y configuración básica de equipos informáticos.</text:p>
        </text:list-item>
        <text:list-item>
          <text:p text:style-name="P16">Asesoramiento tecnológico personalizado.</text:p>
        </text:list-item>
        <text:list-item>
          <text:p text:style-name="P16">Servicios de impresión, copistería y escaneo.</text:p>
        </text:list-item>
        <text:list-item>
          <text:p text:style-name="P16">Punto de recogida y envío de paquetería en colaboración con empresas de transporte.</text:p>
        </text:list-item>
        <text:list-item>
          <text:p text:style-name="P16">Servicios relacionados con telecomunicaciones y operadores de telefonía.</text:p>
        </text:list-item>
      </text:list>
      <text:list text:continue-list="list140254102969120" text:style-name="L1">
        <text:list-item>
          <text:list>
            <text:list-item>
              <text:list>
                <text:list-item>
                  <text:h text:style-name="P14" text:outline-level="3"><text:bookmark-start text:name="__RefHeading___Toc93_2883727971"/>Cuántas personas trabajan allí<text:bookmark-end text:name="__RefHeading___Toc93_2883727971"/></text:h>
                </text:list-item>
              </text:list>
            </text:list-item>
          </text:list>
        </text:list-item>
      </text:list>
      <text:p text:style-name="Text_20_body">Lucsea es una <text:span text:style-name="Strong_20_Emphasis">empresa unipersonal</text:span>, gestionada por un único trabajador autónomo, que ejerce como responsable técnico y administrativo.</text:p>
      <text:p text:style-name="Text_20_body">Durante un periodo determinado, la empresa contará con la colaboración de un <text:span text:style-name="Strong_20_Emphasis">alumno en prácticas</text:span>, que participará en tareas técnicas bajo la supervisión directa del responsable de la empresa, como parte de su formación profesional. En este caso, el alumno en prácticas soy yo.</text:p>
      <text:list xml:id="list140252812882241" text:continue-numbering="true" text:style-name="L1">
        <text:list-item>
          <text:list>
            <text:list-item>
              <text:list>
                <text:list-item>
                  <text:h text:style-name="P14" text:outline-level="3"><text:bookmark-start text:name="__RefHeading___Toc95_2883727971"/>A quién van dirigido sus productos o servicios (clientes)<text:bookmark-end text:name="__RefHeading___Toc95_2883727971"/></text:h>
                </text:list-item>
              </text:list>
            </text:list-item>
          </text:list>
        </text:list-item>
      </text:list>
      <text:p text:style-name="Text_20_body">Los productos y servicios de Lucsea van dirigidos principalmente a:</text:p>
      <text:list text:style-name="L3">
        <text:list-item>
          <text:p text:style-name="P17">Clientes particulares</text:p>
        </text:list-item>
        <text:list-item>
          <text:p text:style-name="P17"><text:soft-page-break/>Pequeños comercios locales</text:p>
        </text:list-item>
        <text:list-item>
          <text:p text:style-name="P17">Profesionales autónomos</text:p>
        </text:list-item>
        <text:list-item>
          <text:p text:style-name="P17">Usuarios que requieren soporte técnico, reparación de equipos o asesoramiento tecnológico</text:p>
        </text:list-item>
      </text:list>
      <text:p text:style-name="Text_20_body"/>
      <text:list xml:id="list140254522243426" text:continue-list="list3671311377" text:style-name="Outline">
        <text:list-item>
          <text:list>
            <text:list-header>
              <text:h text:style-name="P18" text:outline-level="2" text:is-list-header="true"><text:bookmark-start text:name="__RefHeading___Toc97_2883727971"/>2. Organización Interna.<text:bookmark-end text:name="__RefHeading___Toc97_2883727971"/></text:h>
            </text:list-header>
          </text:list>
        </text:list-item>
      </text:list>
      <text:list text:continue-list="list140252812882241" text:style-name="L1">
        <text:list-item>
          <text:list>
            <text:list-item>
              <text:list>
                <text:list-item>
                  <text:h text:style-name="P14" text:outline-level="3"><text:bookmark-start text:name="__RefHeading___Toc99_2883727971"/>¿Cuantos departamentos tiene?<text:bookmark-end text:name="__RefHeading___Toc99_2883727971"/></text:h>
                </text:list-item>
              </text:list>
            </text:list-item>
          </text:list>
        </text:list-item>
      </text:list>
      <text:p text:style-name="Text_20_body">La empresa <text:span text:style-name="Strong_20_Emphasis">Lucsea</text:span> no dispone de departamentos diferenciados, ya que se trata de un negocio unipersonal gestionado por un único trabajador autónomo.</text:p>
      <text:p text:style-name="Text_20_body">Debido a este modelo de empresa, todas las funciones se concentran en una sola persona. No obstante, para facilitar la organización del trabajo, dichas funciones pueden agruparse en distintas <text:span text:style-name="Strong_20_Emphasis">áreas funcionales</text:span>, sin que estas constituyan departamentos formales.</text:p>
      <text:list xml:id="list140253281538334" text:continue-numbering="true" text:style-name="L1">
        <text:list-item>
          <text:list>
            <text:list-item>
              <text:list>
                <text:list-item>
                  <text:h text:style-name="P14" text:outline-level="3"><text:bookmark text:name="yui_3_18_1_1_1768894623251_82"/><text:bookmark-start text:name="__RefHeading___Toc101_2883727971"/>¿Qué hace cada departamento?<text:bookmark-end text:name="__RefHeading___Toc101_2883727971"/></text:h>
                </text:list-item>
              </text:list>
            </text:list-item>
          </text:list>
        </text:list-item>
      </text:list>
      <text:p text:style-name="Text_20_body">Las principales áreas funcionales identificadas en Lucsea son las siguientes:</text:p>
      <text:list text:style-name="L4">
        <text:list-item>
          <text:p text:style-name="P19"><text:span text:style-name="Strong_20_Emphasis">Área técnica</text:span></text:p>
          <text:p text:style-name="P19">Incluye las tareas relacionadas con la reparación de equipos informáticos y electrónicos, instalación y configuración básica de ordenadores, resolución de incidencias técnicas y comprobación del correcto funcionamiento de los dispositivos.</text:p>
        </text:list-item>
        <text:list-item>
          <text:p text:style-name="P19"><text:span text:style-name="Strong_20_Emphasis">Área de atención al cliente</text:span></text:p>
          <text:p text:style-name="P19">Se encarga de la atención directa al público en la tienda, recepción de equipos para reparación, asesoramiento sobre productos y servicios tecnológicos, así como la gestión de consultas de los clientes.</text:p>
        </text:list-item>
        <text:list-item>
          <text:p text:style-name="P19"><text:span text:style-name="Strong_20_Emphasis">Área de gestión y administración</text:span></text:p>
          <text:p text:style-name="P19">Comprende la organización del trabajo diario, la facturación, la gestión de proveedores, la coordinación de servicios externos (paquetería y telecomunicaciones) y la planificación general del negocio.</text:p>
        </text:list-item>
      </text:list>
      <text:p text:style-name="Text_20_body">Durante el periodo de prácticas, el alumno colabora principalmente en el área técnica y de apoyo, siempre bajo la supervisión del responsable de la empresa.</text:p>
      <text:list xml:id="list140254386912564" text:continue-list="list140253281538334" text:style-name="L1">
        <text:list-item>
          <text:list>
            <text:list-item>
              <text:list>
                <text:list-item>
                  <text:h text:style-name="P14" text:outline-level="3"><text:bookmark-start text:name="__RefHeading___Toc103_2883727971"/><text:soft-page-break/>¿Quién toma las decisiones?<text:bookmark-end text:name="__RefHeading___Toc103_2883727971"/></text:h>
                </text:list-item>
              </text:list>
            </text:list-item>
          </text:list>
        </text:list-item>
      </text:list>
      <text:p text:style-name="Text_20_body">La toma de decisiones recae exclusivamente en el propietario de la empresa, que actúa como responsable único tanto a nivel técnico como administrativo.</text:p>
      <text:list xml:id="list140254582747110" text:continue-list="list140254522243426" text:style-name="Outline">
        <text:list-item>
          <text:list>
            <text:list-header>
              <text:h text:style-name="P20" text:outline-level="2" text:is-list-header="true"><text:bookmark-start text:name="__RefHeading___Toc105_2883727971"/>3. Trabajo de las personas.<text:bookmark-end text:name="__RefHeading___Toc105_2883727971"/></text:h>
            </text:list-header>
          </text:list>
        </text:list-item>
      </text:list>
      <text:list text:continue-list="list140254386912564" text:style-name="L1">
        <text:list-item>
          <text:list>
            <text:list-item>
              <text:list>
                <text:list-item>
                  <text:h text:style-name="P14" text:outline-level="3"><text:bookmark-start text:name="__RefHeading___Toc107_2883727971"/>¿Qué tareas hacen los empleados cada día?<text:bookmark-end text:name="__RefHeading___Toc107_2883727971"/></text:h>
                </text:list-item>
              </text:list>
            </text:list-item>
          </text:list>
        </text:list-item>
      </text:list>
      <text:p text:style-name="P21">Al tratarse de una empresa unipersonal, las tareas diarias de Lucsea son realizadas por el propio responsable del negocio, que asume diferentes funciones a lo largo de la jornada laboral.</text:p>
      <text:list text:continue-numbering="true" text:style-name="L1">
        <text:list-item>
          <text:list>
            <text:list-item>
              <text:list>
                <text:list-item>
                  <text:h text:style-name="P14" text:outline-level="3"><text:bookmark-start text:name="__RefHeading___Toc109_2883727971"/>¿Cómo se comunican?<text:bookmark-end text:name="__RefHeading___Toc109_2883727971"/></text:h>
                </text:list-item>
              </text:list>
            </text:list-item>
          </text:list>
        </text:list-item>
      </text:list>
      <text:p text:style-name="P22">Al tratarse de una empresa unipersonal, la comunicación es directa y presencial.</text:p>
      <text:p text:style-name="P22">Durante las prácticas, la coordinación entre el responsable y el alumno se realiza principalmente mediante comunicación verbal y apoyo puntual por teléfono o mensajería.</text:p>
      <text:list xml:id="list140253340748923" text:continue-numbering="true" text:style-name="L1">
        <text:list-item>
          <text:list>
            <text:list-item>
              <text:list>
                <text:list-item>
                  <text:h text:style-name="P14" text:outline-level="3"><text:bookmark-start text:name="__RefHeading___Toc111_2883727971"/>¿Qué herramientas o programas usan?<text:bookmark-end text:name="__RefHeading___Toc111_2883727971"/></text:h>
                </text:list-item>
              </text:list>
            </text:list-item>
          </text:list>
        </text:list-item>
      </text:list>
      <text:p text:style-name="Text_20_body">En su actividad diaria, Lucsea utiliza:</text:p>
      <text:list text:style-name="L5">
        <text:list-item>
          <text:p text:style-name="P23">Sistemas operativos de escritorio</text:p>
        </text:list-item>
        <text:list-item>
          <text:p text:style-name="P23">Herramientas básicas de diagnóstico y reparación</text:p>
        </text:list-item>
        <text:list-item>
          <text:p text:style-name="P23">Software de ofimática</text:p>
        </text:list-item>
        <text:list-item>
          <text:p text:style-name="P23">Herramientas de acceso remoto</text:p>
        </text:list-item>
        <text:list-item>
          <text:p text:style-name="P23">Aplicaciones de correo electrónico y facturación</text:p>
        </text:list-item>
      </text:list>
      <text:p text:style-name="P13"><text:span text:style-name="T3"/></text:p>
      <text:list xml:id="list140254503299691" text:continue-list="list140254582747110" text:style-name="Outline">
        <text:list-item>
          <text:list>
            <text:list-header>
              <text:h text:style-name="P20" text:outline-level="2" text:is-list-header="true"><text:bookmark-start text:name="__RefHeading___Toc113_2883727971"/>4. Mejora y Sostenibilidad.<text:bookmark-end text:name="__RefHeading___Toc113_2883727971"/></text:h>
            </text:list-header>
          </text:list>
        </text:list-item>
      </text:list>
      <text:list xml:id="list140253740000124" text:continue-list="list140253340748923" text:style-name="L1">
        <text:list-item>
          <text:list>
            <text:list-item>
              <text:list>
                <text:list-item>
                  <text:h text:style-name="P14" text:outline-level="3"><text:bookmark-start text:name="__RefHeading___Toc115_2883727971"/>¿La empresa hace algo por el medio ambiente?<text:bookmark-end text:name="__RefHeading___Toc115_2883727971"/></text:h>
                </text:list-item>
              </text:list>
            </text:list-item>
          </text:list>
        </text:list-item>
      </text:list>
      <text:p text:style-name="Text_20_body">La empresa <text:span text:style-name="Strong_20_Emphasis">Lucsea</text:span> aplica medidas básicas de sostenibilidad, entre las que destacan:</text:p>
      <text:list text:style-name="L6">
        <text:list-item>
          <text:p text:style-name="P24">Uso preferente de documentación digital.</text:p>
        </text:list-item>
        <text:list-item>
          <text:p text:style-name="P24">Reducción del consumo de papel.</text:p>
        </text:list-item>
        <text:list-item>
          <text:p text:style-name="P24">Reutilización y reciclaje de equipos informáticos siempre que es posible.</text:p>
        </text:list-item>
      </text:list>
      <text:p text:style-name="Text_20_body">Estas prácticas contribuyen a un uso más responsable de los recursos tecnológicos.</text:p>
      <text:list text:continue-list="list140253740000124" text:style-name="L1">
        <text:list-item>
          <text:list>
            <text:list-item>
              <text:list>
                <text:list-item>
                  <text:h text:style-name="P14" text:outline-level="3"><text:bookmark-start text:name="__RefHeading___Toc117_2883727971"/><text:soft-page-break/>¿Qué cosas podrían mejorar?<text:bookmark-end text:name="__RefHeading___Toc117_2883727971"/></text:h>
                </text:list-item>
              </text:list>
            </text:list-item>
          </text:list>
        </text:list-item>
      </text:list>
      <text:p text:style-name="P25">Algunas posibles mejoras detectadas en la empresa son:</text:p>
      <text:list text:style-name="L7">
        <text:list-item>
          <text:p text:style-name="P26">Optimizar la gestión de recursos tecnológicos.</text:p>
        </text:list-item>
        <text:list-item>
          <text:p text:style-name="P26">Reducir el tiempo necesario para realizar determinadas tareas técnicas.</text:p>
        </text:list-item>
      </text:list>
      <text:p text:style-name="P25">Estas mejoras servirán como punto de partida para el desarrollo del Proyecto Intermodular.</text:p>
      <text:p text:style-name="P25"/>
      <text:p text:style-name="P25"/>
      <text:list text:continue-list="list140254503299691" text:style-name="Outline">
        <text:list-header>
          <text:h text:style-name="P27" text:outline-level="1" text:is-list-header="true"><text:bookmark-start text:name="__RefHeading___Toc985_303146166"/>ANTEPROYECTO<text:bookmark-end text:name="__RefHeading___Toc985_303146166"/></text:h>
          <text:list text:continue-numbering="true">
            <text:list-header>
              <text:h text:style-name="P28" text:outline-level="2" text:is-list-header="true"><text:bookmark-start text:name="__RefHeading___Toc987_303146166"/>1. Propuesta de Proyecto.<text:bookmark-end text:name="__RefHeading___Toc987_303146166"/></text:h>
            </text:list-header>
          </text:list>
        </text:list-header>
      </text:list>
      <text:p text:style-name="Text_20_body">El presente anteproyecto propone el diseño de una infraestructura de nube privada basada en Apache CloudStack, orientada a su implantación en la empresa Lucsea, un negocio unipersonal dedicado a servicios informáticos y técnicos.</text:p>
      <text:p text:style-name="Text_20_body">La propuesta surge de la necesidad de mejorar la gestión de los recursos tecnológicos de la empresa, permitiendo disponer de un entorno centralizado donde crear máquinas virtuales para realizar pruebas, configuraciones y copias de seguridad, sin depender exclusivamente de equipos físicos.</text:p>
      <text:p text:style-name="Text_20_body">Mediante esta infraestructura, la empresa podría facilitar la continuidad del trabajo tanto en el propio establecimiento como desde otros entornos, como el trabajo desde casa, así como mejorar la organización del trabajo técnico entre el responsable de la empresa y el alumno en prácticas.</text:p>
      <text:p text:style-name="Text_20_body">El desarrollo del proyecto se realizará en un entorno de laboratorio mediante máquinas virtuales, con el objetivo de simular el funcionamiento del sistema y definir cómo se llevaría a cabo su implantación real en la empresa mediante el uso de equipos físicos, adaptados a sus características y dimensiones.</text:p>
      <text:p text:style-name="Text_20_body"/>
      <text:list text:continue-numbering="true" text:style-name="Outline">
        <text:list-item>
          <text:list>
            <text:list-header>
              <text:h text:style-name="P29" text:outline-level="2" text:is-list-header="true"><text:bookmark-start text:name="__RefHeading___Toc989_303146166"/>2. Objetivos.<text:bookmark-end text:name="__RefHeading___Toc989_303146166"/></text:h>
            </text:list-header>
          </text:list>
        </text:list-item>
      </text:list>
      <text:p text:style-name="P30">El objetivo principal del proyecto es disponer de un sistema de nube privada que permita gestionar de forma centralizada máquinas virtuales en la empresa Lucsea, simulando su funcionamiento mediante un entorno de máquinas virtuales.</text:p>
      <text:p text:style-name="Text_20_body">Como objetivos específicos, se pretende definir cómo se llevaría a cabo su implantación en un entorno real con equipos físicos, mejorar la organización del trabajo técnico, facilitar la realización de pruebas sin afectar a los equipos de la empresa y permitir la continuidad del trabajo y la gestión de copias de seguridad.</text:p>
      <text:p text:style-name="P30"/>
      <text:list text:continue-numbering="true" text:style-name="Outline">
        <text:list-item>
          <text:list>
            <text:list-header>
              <text:h text:style-name="P31" text:outline-level="2" text:is-list-header="true"><text:bookmark-start text:name="__RefHeading___Toc991_303146166"/>3. Análisis de lo existente.<text:bookmark-end text:name="__RefHeading___Toc991_303146166"/></text:h>
            </text:list-header>
          </text:list>
        </text:list-item>
      </text:list>
      <text:p text:style-name="P30">Actualmente, la empresa Lucsea no dispone de una infraestructura de nube privada ni de un sistema centralizado para la gestión de máquinas virtuales, realizando las tareas técnicas principalmente mediante equipos físicos y de forma manual.</text:p>
      <text:p text:style-name="Text_20_body">Aunque la empresa utiliza herramientas básicas de almacenamiento en la nube, como Dropbox, estas se emplean únicamente para el intercambio de archivos y no permiten la creación de entornos virtuales ni la gestión centralizada de recursos, lo que limita la flexibilidad y puede suponer una mayor inversión de tiempo en el trabajo diario.</text:p>
      <text:p text:style-name="P30"/>
      <text:list text:continue-numbering="true" text:style-name="Outline">
        <text:list-item>
          <text:list>
            <text:list-header>
              <text:h text:style-name="P32" text:outline-level="2" text:is-list-header="true"><text:bookmark-start text:name="__RefHeading___Toc993_303146166"/>4. Análisis del sistema.<text:bookmark-end text:name="__RefHeading___Toc993_303146166"/></text:h>
            </text:list-header>
          </text:list>
        </text:list-item>
      </text:list>
      <text:p text:style-name="P33">El sistema propuesto consiste en una infraestructura de nube privada basada en Apache CloudStack que permitirá la gestión centralizada de máquinas virtuales y recursos informáticos.</text:p>
      <text:p text:style-name="Text_20_body">El sistema estará orientado a la creación de entornos virtuales destinados a la realización de pruebas, configuraciones y copias de seguridad, con el objetivo de facilitar el trabajo técnico sin afectar a los equipos físicos de la empresa. </text:p>
      <text:p text:style-name="Text_20_body">Además, el sistema permitirá definir usuarios y organizar los recursos disponibles, mejorando la continuidad del trabajo tanto en el establecimiento como desde otros entornos, como el trabajo desde casa.</text:p>
      <text:p text:style-name="P33"/>
      <text:list text:continue-numbering="true" text:style-name="Outline">
        <text:list-item>
          <text:list>
            <text:list-header>
              <text:h text:style-name="P32" text:outline-level="2" text:is-list-header="true"><text:bookmark-start text:name="__RefHeading___Toc995_303146166"/>5. Diseño del sistema.<text:bookmark-end text:name="__RefHeading___Toc995_303146166"/></text:h>
            </text:list-header>
          </text:list>
        </text:list-item>
      </text:list>
      <text:p text:style-name="P33">El sistema se diseñará en un entorno de laboratorio utilizando máquinas virtuales mediante VirtualBox, simulando una implantación real en la empresa.</text:p>
      <text:p text:style-name="Text_20_body">La infraestructura estará compuesta por un servidor principal donde se alojará Apache CloudStack y un host de virtualización encargado de ejecutar las máquinas virtuales creadas. Ambos sistemas estarán conectados mediante una red virtual que permitirá la comunicación entre los distintos componentes.</text:p>
      <text:p text:style-name="Text_20_body">Este diseño permitirá gestionar de forma centralizada las máquinas virtuales, realizar pruebas técnicas y definir un modelo que pueda ser trasladado a un entorno real con equipos físicos.</text:p>
      <text:p text:style-name="P33"/>
      <text:list text:continue-numbering="true" text:style-name="Outline">
        <text:list-item>
          <text:list>
            <text:list-header>
              <text:h text:style-name="P34" text:outline-level="2" text:is-list-header="true"><text:bookmark-start text:name="__RefHeading___Toc997_303146166"/>6. Estimación de costes.<text:bookmark-end text:name="__RefHeading___Toc997_303146166"/></text:h>
            </text:list-header>
          </text:list>
        </text:list-item>
      </text:list>
      <text:p text:style-name="P33">Para una implantación real del sistema en la empresa Lucsea, sería necesario disponer de al menos un servidor físico destinado a la virtualización, así como del tiempo necesario para su instalación y configuración.</text:p>
      <text:p text:style-name="Text_20_body">El software utilizado en el proyecto, como Apache CloudStack y el sistema de virtualización, se basa en herramientas de código abierto, por lo que no supondría un coste de licencias. Los principales costes estarían asociados al hardware y al tiempo de dedicación para la puesta en marcha del sistema.</text:p>
      <text:p text:style-name="Text_20_body">La inversión económica se considera asumible para una empresa de las dimensiones de Lucsea, ya que permitiría optimizar el trabajo técnico y reducir el uso de equipos físicos para pruebas y configuraciones.</text:p>
      <text:p text:style-name="P33"/>
      <text:list text:continue-numbering="true" text:style-name="Outline">
        <text:list-item>
          <text:list>
            <text:list-header>
              <text:h text:style-name="P35" text:outline-level="2" text:is-list-header="true"><text:bookmark-start text:name="__RefHeading___Toc999_303146166"/>7. Contenidos transversales.<text:bookmark-end text:name="__RefHeading___Toc999_303146166"/></text:h>
            </text:list-header>
          </text:list>
        </text:list-item>
      </text:list>
      <text:p text:style-name="P36">Este proyecto intermodular se relaciona con distintos módulos del ciclo formativo de Sistemas Microinformáticos y Redes.</text:p>
      <text:p text:style-name="P36">Desde <text:span text:style-name="Strong_20_Emphasis">Sistemas Operativos en Red</text:span>, se aplican conocimientos de administración de sistemas y uso de entornos virtualizados.</text:p>
      <text:p text:style-name="P36">En <text:span text:style-name="Strong_20_Emphasis">Servicios en Red</text:span>, se trabajan aspectos relacionados con la comunicación entre sistemas y la gestión de redes.</text:p>
      <text:p text:style-name="P36">El módulo de <text:span text:style-name="Strong_20_Emphasis">Seguridad Informática</text:span> se refleja en el control de accesos y la realización de copias de seguridad.</text:p>
      <text:p text:style-name="P36"><text:span text:style-name="Strong_20_Emphasis">Aplicaciones Web</text:span> se relaciona con el uso de interfaces web para la administración del sistema.</text:p>
      <text:p text:style-name="P36">En <text:span text:style-name="Strong_20_Emphasis">IPE II</text:span>, se desarrollan aspectos de planificación, organización del proyecto y documentación técnica orientada a una necesidad real de la empresa.</text:p>
      <text:p text:style-name="P36">Por último, el módulo de <text:span text:style-name="Strong_20_Emphasis">Inglés</text:span> se utiliza en la consulta de documentación técnica.</text:p>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1" fo:font-family="Arial" style:font-style-name="Normal" style:font-family-generic="swiss" style:font-pitch="variable"/>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chapter">
      <style:paragraph-properties fo:margin-top="0.423cm" fo:margin-bottom="0.212cm" style:contextual-spacing="false" fo:padding="0.049cm" fo:border-left="none" fo:border-right="none" fo:border-top="none" fo:border-bottom="0.51pt solid #000000" text:number-lines="true" text:line-number="1"/>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 style:family="paragraph" style:parent-style-name="Text_20_body" style:class="list"/>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Arial" fo:font-weight="bold" officeooo:rsid="0006ca73" officeooo:paragraph-rsid="0006ca73" style:font-weight-asian="bold" style:font-weight-complex="bold"/>
    </style:style>
    <style:style style:name="MP2" style:family="paragraph" style:parent-style-name="Footer">
      <style:paragraph-properties fo:text-align="center" style:justify-single-word="false"/>
      <style:text-properties style:font-name="Arial" fo:font-weight="bold" officeooo:rsid="0004004d" officeooo:paragraph-rsid="0004004d" style:font-weight-asian="bold" style:font-weight-complex="bold"/>
    </style:style>
    <style:style style:name="MP3" style:family="paragraph" style:parent-style-name="Footer">
      <style:paragraph-properties fo:text-align="center" style:justify-single-word="false"/>
      <style:text-properties style:font-name="Arial" fo:font-weight="bold" officeooo:rsid="002066cd" officeooo:paragraph-rsid="0004004d" style:font-weight-asian="bold" style:font-weight-complex="bold"/>
    </style:style>
    <style:style style:name="MT1" style:family="text">
      <style:text-properties officeooo:rsid="000ba866"/>
    </style:style>
    <style:style style:name="MT2" style:family="text">
      <style:text-properties officeooo:rsid="0004004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I</text:p>
      </style:header>
      <style:footer>
        <text:p text:style-name="MP2">Página <text:page-number text:select-page="current">9</text:page-number><text:s/>de <text:page-count>9</text:page-count></text:p>
      </style:footer>
    </style:master-page>
    <style:master-page style:name="First_20_Page" style:display-name="First Page" style:page-layout-name="Mpm1" draw:style-name="Mdp1" style:next-style-name="Standard">
      <style:header>
        <text:p text:style-name="MP1">PROYECTO INTERMOD<text:span text:style-name="MT1">U</text:span>LAR</text:p>
      </style:header>
      <style:footer>
        <text:p text:style-name="MP3"><text:span text:style-name="MT2">2</text:span>º SM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0T08:37:55.418000000</meta:creation-date>
    <dc:title>2ºSMR-Plantilla</dc:title>
    <meta:generator>LibreOffice/25.2.7.2$Windows_X86_64 LibreOffice_project/5cbfd1ab6520636bb5f7b99185aa69bd7456825d</meta:generator>
    <meta:editing-duration>PT55M12S</meta:editing-duration>
    <meta:editing-cycles>13</meta:editing-cycles>
    <dc:date>2026-02-04T14:02:47.338184600</dc:date>
    <meta:document-statistic meta:table-count="0" meta:image-count="0" meta:object-count="0" meta:page-count="9" meta:paragraph-count="125" meta:word-count="1651" meta:character-count="10827" meta:non-whitespace-character-count="9340"/>
    <meta:template xlink:type="simple" xlink:actuate="onRequest" xlink:title="2ºSMR-Plantilla" xlink:href="file:///C:/Users/Fortes/AppData/Roaming/LibreOffice/4/user/template/2ºSMR-Plantilla.ott" meta:date="2026-01-20T08:37:53.976000000"/>
  </office:meta>
</office:document-meta>
</file>